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 fo:language="en" fo:country="US"/>
    </style:style>
    <style:style style:name="P2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3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4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5" style:parent-style-name="Standard" style:family="paragraph">
      <style:paragraph-properties style:text-autospace="none"/>
    </style:style>
    <style:style style:name="T6" style:parent-style-name="DefaultParagraphFont" style:family="text">
      <style:text-properties style:font-name="Calibri" style:font-name-complex="Calibri" fo:font-weight="bold" style:font-weight-asian="bold" fo:color="#000000" fo:language="en" fo:country="US"/>
    </style:style>
  </office:automatic-styles>
  <office:body>
    <office:text text:use-soft-page-breaks="true">
      <text:p text:style-name="P1">Piper Warrior II: Cockpit</text:p>
      <text:p text:style-name="P2"/>
      <text:p text:style-name="P3">This document will explain all the instruments, and switches in the cockpit.</text:p>
      <text:p text:style-name="P4"/>
      <text:p text:style-name="P5"><text:span text:style-name="T6">Airspeed Indicato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TF_Num21" style:display-name="RTF_Num 2 1" style:family="text">
      <style:text-properties style:font-name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text:list-style style:name="RTF_Num2" style:display-name="RTF_Num 2">
      <text:list-level-style-number text:level="1" text:style-name="WW_CharLFO1LVL1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Joshua Davidson</dc:creator>
    <meta:creation-date>2017-08-09T23:53:00Z</meta:creation-date>
    <dc:date>2018-09-30T02:44:00Z</dc:date>
    <meta:template xlink:href="Normal.dotm" xlink:type="simple"/>
    <meta:editing-cycles>54</meta:editing-cycles>
    <meta:editing-duration>PT13140S</meta:editing-duration>
    <meta:document-statistic meta:page-count="1" meta:paragraph-count="1" meta:word-count="18" meta:character-count="123" meta:row-count="1" meta:non-whitespace-character-count="106"/>
  </office:meta>
</office:document-meta>
</file>